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47.13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3]*[.D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18,R31,R36,R42</text:p>
          </table:table-cell>
          <table:table-cell office:value-type="string" calcext:value-type="string">
            <text:p>Resistor_Horizontal_RM1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5]*[.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8,R48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,R17,R19,R20,R26,R35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7]*[.D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9,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R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4,R21,R22,R25,R29,R30,R32,R33,R43,R44,R45,R47,R23,R24,R46,R49, R57, R58, R5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11]*[.D11]" office:value-type="float" office:value="13.509" calcext:value-type="float">
            <text:p>13.509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13.509" calcext:value-type="float">
            <text:p>13.5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12]*[.D12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1141404" calcext:value-type="float">
            <text:p>1141404</text:p>
          </table:table-cell>
          <table:table-cell office:value-type="float" office:value="1.49" calcext:value-type="float">
            <text:p>1.49</text:p>
          </table:table-cell>
          <table:table-cell table:formula="of:=[.G13]*[.D13]"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C3,C6,C7,C9,C22,C29,C2,C5,C10,C21,C23</text:p>
          </table:table-cell>
          <table:table-cell office:value-type="string" calcext:value-type="string">
            <text:p>C_Rect_L7_W2.5_P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7,C8</text:p>
          </table:table-cell>
          <table:table-cell office:value-type="string" calcext:value-type="string">
            <text:p>C_Radial_D10_L13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2]*[.D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24]*[.D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6]*[.D26]"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[.I26]*[.H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29]*[.D29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29]*[.H29]"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SMB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30]*[.D30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I30]*[.H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31]*[.D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6,D7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32]*[.D32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0.0406" calcext:value-type="float">
            <text:p>0.04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33]*[.D33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33]*[.H33]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5]*[.D35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5]*[.H35]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36]*[.D36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36]*[.H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7]*[.D37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8]*[.D38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39]*[.D39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291" calcext:value-type="float">
            <text:p>0.2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40]*[.D40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1]*[.D41]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table:formula="of:=[.I41]*[.H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2]*[.D42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43]*[.D43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44]*[.D44]"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formula="of:=[.I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5]*[.D45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46]*[.D46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46]*[.H46]"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48]*[.D48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48]*[.H48]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49]*[.D49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49]*[.H49]" office:value-type="float" office:value="0.1524" calcext:value-type="float">
            <text:p>0.152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1]*[.D51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.413" calcext:value-type="float">
            <text:p>0.41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52]*[.D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53]*[.D53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54]*[.D54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55]*[.D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56]*[.D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: <text:a xlink:href="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" xlink:type="simple">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</text:a></text:p>
          </table:table-cell>
          <table:table-cell office:value-type="float" office:value="1.12" calcext:value-type="float">
            <text:p>1.12</text:p>
          </table:table-cell>
          <table:table-cell table:formula="of:=[.G57]*[.D57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57]*[.H57]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: <text:a xlink:href="https://nl.aliexpress.com/item/10-Pcs-2A-250VAC-on-on-2-Way-SPDT-Right-Angle-3-Pins-PCB-Mount-Toggle/32284524869.html?spm=2114.13010608.0.0.nK22Ck" xlink:type="simple">https://nl.aliexpress.com/item/10-Pcs-2A-250VAC-on-on-2-Way-SPDT-Right-Angle-3-Pins-PCB-Mount-Toggle/32284524869.html?spm=2114.13010608.0.0.nK22Ck</text:a></text:p>
          </table:table-cell>
          <table:table-cell office:value-type="float" office:value="1.85" calcext:value-type="float">
            <text:p>1.85</text:p>
          </table:table-cell>
          <table:table-cell table:formula="of:=[.G59]*[.D59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9]*[.H59]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60]*[.D60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60]*[.H60]" office:value-type="float" office:value="1.172" calcext:value-type="float">
            <text:p>1.17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1]*[.D61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2]*[.D62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2]*[.H62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64]*[.D64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64]*[.H64]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66]*[.D66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66]*[.H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67]*[.D67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67]*[.H67]"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9]*[.D69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9]*[.H69]" office:value-type="float" office:value="0.462" calcext:value-type="float">
            <text:p>0.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70]*[.D7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70]*[.H7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71]*[.D71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71]*[.H71]"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72]*[.D72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:.H72])*1.21" office:value-type="float" office:value="141.29533" calcext:value-type="float">
            <text:p>141.29533</text:p>
          </table:table-cell>
          <table:table-cell/>
          <table:table-cell table:formula="of:=SUM([.J3:.J72])*1.21" office:value-type="float" office:value="82.03074" calcext:value-type="float">
            <text:p>82.030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2:31:29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4T12:31:50.324000000</dc:date>
    <meta:editing-duration>PT51M30S</meta:editing-duration>
    <meta:editing-cycles>16</meta:editing-cycles>
    <meta:generator>LibreOffice/5.1.1.3$Windows_X86_64 LibreOffice_project/89f508ef3ecebd2cfb8e1def0f0ba9a803b88a6d</meta:generator>
    <meta:document-statistic meta:table-count="1" meta:cell-count="558" meta:object-count="0"/>
  </office:meta>
</office:document-meta>
</file>